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rden Patrón Campeones RIOT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Orden Patrón Habilidades RIO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Orden Patrón Vars RIO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Orden Patrón Items RIOT</text:p>
          </table:table-cell>
          <table:covered-table-cell table:number-columns-repeated="2"/>
          <table:table-cell office:value-type="string" calcext:value-type="string">
            <text:p>Pueden estar o 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omb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anitizedToolti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rutaPrincipa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ef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k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sourc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taPrincipa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ostBur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ins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ooldownBurn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Orden Patrón Tree Items RIOT</text:p>
          </table:table-cell>
          <table:covered-table-cell table:number-columns-repeated="2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rchasable</text:p>
          </table:table-cell>
          <table:table-cell office:value-type="string" calcext:value-type="string">
            <text:p>int (boolean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storia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effectBu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ader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oMP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va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ag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lainTex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madura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rangeBurn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tack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aduraPorNivel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ioAtaque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nioAtaquePorNivel</text:p>
          </table:table-cell>
          <table:table-cell/>
          <table:table-cell office:value-type="string" calcext:value-type="string">
            <text:p>No se guarda BBDD!!!!!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Orden Patrón Pasiva RIOT</text:p>
          </table:table-cell>
          <table:covered-table-cell table:number-columns-repeated="2"/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ngoAtaqu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ombre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string" calcext:value-type="string">
            <text:p>hideFromAll</text:p>
          </table:table-cell>
          <table:table-cell office:value-type="string" calcext:value-type="string">
            <text:p>int (boolean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Ataqu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anitizedTooltip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string" calcext:value-type="string">
            <text:p>requiredChamp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lAtaquePorNive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rutaPrincipal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it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itPorNivel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da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daPorNivel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Vida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VidaPorNivel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lMov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a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PorNivel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gMana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ManaPorNivel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Magica</text:p>
          </table:table-cell>
          <table:table-cell table:number-columns-repeated="3"/>
          <table:table-cell table:style-name="ce2" table:number-columns-repeated="2"/>
          <table:table-cell table:style-name="ce3" office:value-type="string" calcext:value-type="string">
            <text:p>Actualizar poniendo todo lo que aparece y se coge, así como hacer igual que RIOT(mismos nombres y orden)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MagicaPorNivel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lls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ssiv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7:21:28.2631940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9:46:01.549756969</meta:creation-date>
    <dc:date>2014-08-20T19:37:10.035465639</dc:date>
    <meta:editing-duration>PT46M1S</meta:editing-duration>
    <meta:editing-cycles>10</meta:editing-cycles>
    <meta:generator>LibreOffice/4.2.4.2$Linux_X86_64 LibreOffice_project/420m0$Build-2</meta:generator>
    <meta:document-statistic meta:table-count="1" meta:cell-count="162" meta:object-count="0"/>
  </office:meta>
</office:document-meta>
</file>